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43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8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80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82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00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81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05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5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05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62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8.50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9.28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6.93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39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2.59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20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Arial" fo:font-size="11.1000003814697pt" style:font-size-asian="11.1000003814697pt" style:font-name-complex="Arial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592cm" svg:height="0.458cm" svg:x="3.002cm" svg:y="2.001cm">
          <draw:text-box>
            <text:p text:style-name="P1"><text:span text:style-name="T1">Лабораторная работа № 6. Оптимизация доступа к памяти. </text:span></text:p>
          </draw:text-box>
        </draw:frame>
        <draw:frame draw:style-name="gr2" draw:text-style-name="P2" draw:layer="layout" svg:width="0.388cm" svg:height="0.458cm" svg:x="3.637cm" svg:y="2.797cm">
          <draw:text-box>
            <text:p text:style-name="P1"><text:span text:style-name="T1">1.</text:span></text:p>
          </draw:text-box>
        </draw:frame>
        <draw:frame draw:style-name="gr3" draw:text-style-name="P2" draw:layer="layout" svg:width="0.388cm" svg:height="0.442cm" svg:x="3.933cm" svg:y="2.806cm">
          <draw:text-box>
            <text:p text:style-name="P1"><text:span text:style-name="T2"><text:s/></text:span></text:p>
          </draw:text-box>
        </draw:frame>
        <draw:frame draw:style-name="gr4" draw:text-style-name="P2" draw:layer="layout" svg:width="19.052cm" svg:height="0.458cm" svg:x="4.272cm" svg:y="2.797cm">
          <draw:text-box>
            <text:p text:style-name="P1"><text:span text:style-name="T1">На языке С реализовать два способа оптимизации доступа к памяти для функции DGEMM </text:span></text:p>
          </draw:text-box>
        </draw:frame>
        <draw:frame draw:style-name="gr5" draw:text-style-name="P2" draw:layer="layout" svg:width="19.035cm" svg:height="0.458cm" svg:x="4.272cm" svg:y="3.31cm">
          <draw:text-box>
            <text:p text:style-name="P1"><text:span text:style-name="T1">последовательного умножения двух матриц с элементами типа double подготовленную в </text:span></text:p>
          </draw:text-box>
        </draw:frame>
        <draw:frame draw:style-name="gr6" draw:text-style-name="P2" draw:layer="layout" svg:width="19.052cm" svg:height="0.458cm" svg:x="4.272cm" svg:y="3.818cm">
          <draw:text-box>
            <text:p text:style-name="P1"><text:span text:style-name="T1">лабораторной работе № 4. В первом способе реализовать построчный перебор элементов </text:span></text:p>
          </draw:text-box>
        </draw:frame>
        <draw:frame draw:style-name="gr7" draw:text-style-name="P2" draw:layer="layout" svg:width="18.218cm" svg:height="0.458cm" svg:x="4.272cm" svg:y="4.33cm">
          <draw:text-box>
            <text:p text:style-name="P1"><text:span text:style-name="T1">обеих матриц. Во втором способе реализовать блочный алгоритм умножения матриц. </text:span></text:p>
          </draw:text-box>
        </draw:frame>
        <draw:frame draw:style-name="gr8" draw:text-style-name="P2" draw:layer="layout" svg:width="17.989cm" svg:height="0.458cm" svg:x="4.272cm" svg:y="4.842cm">
          <draw:text-box>
            <text:p text:style-name="P1"><text:span text:style-name="T1">Реализовать инициализацию матриц случайными числами. Обеспечить возможность </text:span></text:p>
          </draw:text-box>
        </draw:frame>
        <draw:frame draw:style-name="gr9" draw:text-style-name="P2" draw:layer="layout" svg:width="18.29cm" svg:height="0.458cm" svg:x="4.272cm" svg:y="5.354cm">
          <draw:text-box>
            <text:p text:style-name="P1"><text:span text:style-name="T1">задавать размерности матриц и блока, для второго способа, при запуске программы. <text:s/></text:span></text:p>
          </draw:text-box>
        </draw:frame>
        <draw:frame draw:style-name="gr2" draw:text-style-name="P2" draw:layer="layout" svg:width="0.388cm" svg:height="0.458cm" svg:x="3.637cm" svg:y="5.862cm">
          <draw:text-box>
            <text:p text:style-name="P1"><text:span text:style-name="T1">2.</text:span></text:p>
          </draw:text-box>
        </draw:frame>
        <draw:frame draw:style-name="gr3" draw:text-style-name="P2" draw:layer="layout" svg:width="0.388cm" svg:height="0.442cm" svg:x="3.933cm" svg:y="5.871cm">
          <draw:text-box>
            <text:p text:style-name="P1"><text:span text:style-name="T2"><text:s/></text:span></text:p>
          </draw:text-box>
        </draw:frame>
        <draw:frame draw:style-name="gr10" draw:text-style-name="P2" draw:layer="layout" svg:width="18.751cm" svg:height="0.458cm" svg:x="4.272cm" svg:y="5.862cm">
          <draw:text-box>
            <text:p text:style-name="P1"><text:span text:style-name="T1">Оценить ускорение умножения матриц фиксированного размера, например, 1000х1000. </text:span></text:p>
          </draw:text-box>
        </draw:frame>
        <draw:frame draw:style-name="gr2" draw:text-style-name="P2" draw:layer="layout" svg:width="0.388cm" svg:height="0.458cm" svg:x="3.637cm" svg:y="6.375cm">
          <draw:text-box>
            <text:p text:style-name="P1"><text:span text:style-name="T1">3.</text:span></text:p>
          </draw:text-box>
        </draw:frame>
        <draw:frame draw:style-name="gr3" draw:text-style-name="P2" draw:layer="layout" svg:width="0.388cm" svg:height="0.442cm" svg:x="3.933cm" svg:y="6.383cm">
          <draw:text-box>
            <text:p text:style-name="P1"><text:span text:style-name="T2"><text:s/></text:span></text:p>
          </draw:text-box>
        </draw:frame>
        <draw:frame draw:style-name="gr11" draw:text-style-name="P2" draw:layer="layout" svg:width="18.265cm" svg:height="0.458cm" svg:x="4.272cm" svg:y="6.375cm">
          <draw:text-box>
            <text:p text:style-name="P1"><text:span text:style-name="T1">Для блочного умножения матриц определить размер блока, при котором достигается </text:span></text:p>
          </draw:text-box>
        </draw:frame>
        <draw:frame draw:style-name="gr12" draw:text-style-name="P2" draw:layer="layout" svg:width="5.687cm" svg:height="0.458cm" svg:x="4.272cm" svg:y="6.887cm">
          <draw:text-box>
            <text:p text:style-name="P1"><text:span text:style-name="T1">максимальное ускорение. <text:s/></text:span></text:p>
          </draw:text-box>
        </draw:frame>
        <draw:frame draw:style-name="gr2" draw:text-style-name="P2" draw:layer="layout" svg:width="0.388cm" svg:height="0.458cm" svg:x="3.637cm" svg:y="7.399cm">
          <draw:text-box>
            <text:p text:style-name="P1"><text:span text:style-name="T1">4.</text:span></text:p>
          </draw:text-box>
        </draw:frame>
        <draw:frame draw:style-name="gr3" draw:text-style-name="P2" draw:layer="layout" svg:width="0.388cm" svg:height="0.442cm" svg:x="3.933cm" svg:y="7.408cm">
          <draw:text-box>
            <text:p text:style-name="P1"><text:span text:style-name="T2"><text:s/></text:span></text:p>
          </draw:text-box>
        </draw:frame>
        <draw:frame draw:style-name="gr13" draw:text-style-name="P2" draw:layer="layout" svg:width="18.73cm" svg:height="0.458cm" svg:x="4.272cm" svg:y="7.399cm">
          <draw:text-box>
            <text:p text:style-name="P1"><text:span text:style-name="T1">С помощью профилировщика для исходной программы и каждого способа оптимизации </text:span></text:p>
          </draw:text-box>
        </draw:frame>
        <draw:frame draw:style-name="gr14" draw:text-style-name="P2" draw:layer="layout" svg:width="19.513cm" svg:height="0.458cm" svg:x="4.272cm" svg:y="7.907cm">
          <draw:text-box>
            <text:p text:style-name="P1"><text:span text:style-name="T1">доступа к памяти оценить количество промахов при работе к КЭШ памятью (cache-misses). <text:s/></text:span></text:p>
          </draw:text-box>
        </draw:frame>
        <draw:frame draw:style-name="gr2" draw:text-style-name="P2" draw:layer="layout" svg:width="0.388cm" svg:height="0.458cm" svg:x="3.637cm" svg:y="8.419cm">
          <draw:text-box>
            <text:p text:style-name="P1"><text:span text:style-name="T1">5.</text:span></text:p>
          </draw:text-box>
        </draw:frame>
        <draw:frame draw:style-name="gr3" draw:text-style-name="P2" draw:layer="layout" svg:width="0.388cm" svg:height="0.442cm" svg:x="3.933cm" svg:y="8.428cm">
          <draw:text-box>
            <text:p text:style-name="P1"><text:span text:style-name="T2"><text:s/></text:span></text:p>
          </draw:text-box>
        </draw:frame>
        <draw:frame draw:style-name="gr15" draw:text-style-name="P2" draw:layer="layout" svg:width="17.13cm" svg:height="0.458cm" svg:x="4.272cm" svg:y="8.419cm">
          <draw:text-box>
            <text:p text:style-name="P1"><text:span text:style-name="T1">Подготовить отчет отражающий суть, этапы и результаты проделанной работы. </text:span></text:p>
          </draw:text-box>
        </draw:frame>
        <draw:frame draw:style-name="gr16" draw:text-style-name="P2" draw:layer="layout" svg:width="9.489cm" svg:height="0.458cm" svg:x="3.002cm" svg:y="9.215cm">
          <draw:text-box>
            <text:p text:style-name="P1"><text:span text:style-name="T1">Материалы для самостоятельного изучения: </text:span></text:p>
          </draw:text-box>
        </draw:frame>
        <draw:frame draw:style-name="gr17" draw:text-style-name="P2" draw:layer="layout" svg:width="12.749cm" svg:height="0.458cm" svg:x="3.002cm" svg:y="9.724cm">
          <draw:text-box>
            <text:p text:style-name="P1"><text:span text:style-name="T1">1. Лекция «Оптимизация доступа к памяти» (М.Г. Курносов) </text:span></text:p>
          </draw:text-box>
        </draw:frame>
        <draw:frame draw:style-name="gr18" draw:text-style-name="P2" draw:layer="layout" svg:width="14.361cm" svg:height="0.458cm" svg:x="3.002cm" svg:y="10.236cm">
          <draw:text-box>
            <text:p text:style-name="P1"><text:span text:style-name="T1">http://www.mkurnosov.net/teaching/uploads/HPC/hpcs-fall2015-lec3.pdf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0cm" fo:margin-left="3cm" fo:margin-right="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2-01T00:05:25.890666413</dc:date>
    <meta:editing-duration>PT10M53S</meta:editing-duration>
    <meta:editing-cycles>2</meta:editing-cycles>
    <meta:generator>LibreOffice/6.0.7.3$Linux_X86_64 LibreOffice_project/00m0$Build-3</meta:generator>
    <meta:document-statistic meta:object-count="26"/>
  </office:meta>
</office:document-meta>
</file>